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5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objectwithoutfill">
      <style:graphic-properties svg:stroke-width="0.035cm" svg:stroke-color="#72bf4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1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style:text-autospace="none"/>
      <style:text-properties fo:color="#000000" style:font-name="JetBrains Mono" fo:font-size="15.5pt" style:font-name-asian="JetBrains Mono" style:font-size-asian="15.5pt" style:font-name-complex="JetBrains Mono" style:font-size-complex="15.5pt"/>
    </style:style>
    <style:style style:name="P3" style:family="paragraph">
      <loext:graphic-properties draw:fill-color="#ffffff"/>
      <style:paragraph-properties fo:text-align="start"/>
      <style:text-properties fo:color="#000000"/>
    </style:style>
    <style:style style:name="P4" style:family="paragraph">
      <style:paragraph-properties style:text-autospace="none"/>
      <style:text-properties fo:color="#080808" style:font-name="JetBrains Mono" fo:font-size="15.5pt" style:font-name-asian="JetBrains Mono" style:font-size-asian="15.5pt" style:font-name-complex="JetBrains Mono" style:font-size-complex="15.5p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72bf44"/>
    </style:style>
    <style:style style:name="P9" style:family="paragraph">
      <loext:graphic-properties draw:fill="none" draw:fill-color="#ffffff"/>
      <style:text-properties fo:color="#72bf44"/>
    </style:style>
    <style:style style:name="P10" style:family="paragraph">
      <loext:graphic-properties draw:fill-color="#ffffff"/>
      <style:paragraph-properties fo:text-align="start" style:text-autospace="none"/>
      <style:text-properties fo:color="#080808" style:font-name="JetBrains Mono" fo:font-size="15.5pt" style:font-name-asian="JetBrains Mono" style:font-size-asian="15.5pt" style:font-name-complex="JetBrains Mono" style:font-size-complex="15.5pt"/>
    </style:style>
    <style:style style:name="P11" style:family="paragraph">
      <style:text-properties fo:color="#ce181e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style:text-properties fo:color="#0066b3"/>
    </style:style>
    <style:style style:name="P14" style:family="paragraph">
      <loext:graphic-properties draw:fill="none" draw:fill-color="#ffffff"/>
      <style:text-properties fo:color="#0066b3"/>
    </style:style>
    <style:style style:name="P15" style:family="paragraph">
      <style:text-properties fo:color="#f58220"/>
    </style:style>
    <style:style style:name="P16" style:family="paragraph">
      <loext:graphic-properties draw:fill="none" draw:fill-color="#ffffff"/>
      <style:text-properties fo:color="#f58220"/>
    </style:style>
    <style:style style:name="P17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JetBrains Mono" fo:font-size="15.5pt" fo:font-style="normal" fo:text-shadow="none" style:text-underline-style="none" fo:font-weight="normal" style:letter-kerning="true" style:font-name-asian="JetBrains Mono" style:font-size-asian="15.5pt" style:font-style-asian="normal" style:font-weight-asian="normal" style:font-name-complex="JetBrains Mono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80808" style:text-outline="false" style:text-line-through-style="none" style:text-line-through-type="none" style:font-name="JetBrains Mono" fo:font-size="15.5pt" fo:font-style="normal" fo:text-shadow="none" style:text-underline-style="none" fo:font-weight="normal" style:letter-kerning="true" style:font-name-asian="JetBrains Mono" style:font-size-asian="15.5pt" style:font-style-asian="normal" style:font-weight-asian="normal" style:font-name-complex="JetBrains Mono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2bf44" fo:font-size="14pt" style:font-size-asian="14pt" style:font-size-complex="14pt"/>
    </style:style>
    <style:style style:name="T5" style:family="text">
      <style:text-properties fo:color="#ce181e" fo:font-size="13pt" style:font-size-asian="13pt" style:font-size-complex="13pt"/>
    </style:style>
    <style:style style:name="T6" style:family="text">
      <style:text-properties fo:color="#0066b3" fo:font-size="15pt" style:font-size-asian="15pt" style:font-size-complex="15pt"/>
    </style:style>
    <style:style style:name="T7" style:family="text">
      <style:text-properties fo:color="#0066b3" fo:font-size="10pt" style:font-size-asian="10pt" style:font-size-complex="10pt"/>
    </style:style>
    <style:style style:name="T8" style:family="text">
      <style:text-properties fo:color="#f5822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6cm" svg:height="4.6cm" svg:x="0.4cm" svg:y="0.4cm">
          <text:p text:style-name="P1"><text:span text:style-name="T1">SEED</text:span></text:p>
          <text:p text:style-name="P1"><text:span text:style-name="T1">TEST</text:span><text:span text:style-name="T1"><text:line-break/></text:span><text:span text:style-name="T1">TOPOLOGY</text:span></text:p>
          <text:p text:style-name="P2"><text:span text:style-name="T2">OMP_THREAD_LIMIT</text:span></text:p>
          <text:p text:style-name="P2"><text:span text:style-name="T2">OMP_NESTED</text:span></text:p>
          <text:p text:style-name="P2"><text:span text:style-name="T2">NNODES</text:span></text:p>
          <text:p text:style-name="P2"><text:span text:style-name="T2">SOL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1cm" svg:x="0.6cm" svg:y="6.6cm">
          <text:p text:style-name="P4"><text:span text:style-name="T3">graph_tests_ini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1cm" svg:x="4.6cm" svg:y="6.6cm">
          <text:p text:style-name="P4"><text:span text:style-name="T3">graph_tests_singlestep_evolution</text:span></text:p>
          <text:p text:style-name="P4"><text:span text:style-name="T3">EQ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1cm" svg:x="8.6cm" svg:y="6.6cm">
          <text:p text:style-name="P4"><text:span text:style-name="T3">central_test_long_singlestep_run</text:span></text:p>
          <text:p text:style-name="P4"><text:span text:style-name="T3">EQNUMBER</text:span></text:p>
          <text:p text:style-name="P4"><text:span text:style-name="T3">NRUN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1cm" svg:x="9.6cm" svg:y="1.2cm">
          <text:p text:style-name="P6">SOLVERDEPT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cm" svg:height="1cm" svg:x="9.6cm" svg:y="2.4cm">
          <text:p text:style-name="P6">K1, K2, K3, K4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6.4cm" svg:y1="2.4cm" svg:x2="9.6cm" svg:y2="1.6cm">
          <text:p/>
        </draw:line>
        <draw:line draw:style-name="gr5" draw:text-style-name="P7" draw:layer="layout" svg:x1="6.391cm" svg:y1="2.388cm" svg:x2="9.6cm" svg:y2="2.8cm">
          <text:p/>
        </draw:line>
        <draw:frame draw:style-name="gr6" draw:text-style-name="P9" draw:layer="layout" svg:width="4.2cm" svg:height="1cm" draw:transform="rotate (0.244869694054804) translate (6.183cm 1.618cm)">
          <draw:text-box>
            <text:p text:style-name="P8"><text:span text:style-name="T4">SOLVER = 0</text:span></text:p>
          </draw:text-box>
        </draw:frame>
        <draw:frame draw:style-name="gr6" draw:text-style-name="P9" draw:layer="layout" svg:width="4.2cm" svg:height="1cm" draw:transform="rotate (-0.165108147238663) translate (6.269cm 2.269cm)">
          <draw:text-box>
            <text:p text:style-name="P8"><text:span text:style-name="T4">SOLVER = 1</text:span></text:p>
          </draw:text-box>
        </draw:frame>
        <draw:custom-shape draw:style-name="gr2" draw:text-style-name="P10" draw:layer="layout" svg:width="3cm" svg:height="1cm" svg:x="12.6cm" svg:y="6.2cm">
          <text:p text:style-name="P4"><text:span text:style-name="T3">simulator</text:span></text:p>
          <text:p text:style-name="P4"><text:span text:style-name="T3">EQNUMBER</text:span></text:p>
          <text:p text:style-name="P4"><text:span text:style-name="T3">NRUNS</text:span></text:p>
          <text:p text:style-name="P4"><text:span text:style-name="T3">SAMPLING_FREQ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0.991cm" svg:y1="4.988cm" svg:x2="1cm" svg:y2="6.6cm">
          <text:p/>
        </draw:line>
        <draw:line draw:style-name="gr7" draw:text-style-name="P7" draw:layer="layout" svg:x1="0.994cm" svg:y1="4.979cm" svg:x2="5.2cm" svg:y2="6.6cm">
          <text:p/>
        </draw:line>
        <draw:line draw:style-name="gr7" draw:text-style-name="P7" draw:layer="layout" svg:x1="0.985cm" svg:y1="4.971cm" svg:x2="9.8cm" svg:y2="6.4cm">
          <text:p/>
        </draw:line>
        <draw:line draw:style-name="gr7" draw:text-style-name="P7" draw:layer="layout" svg:x1="0.977cm" svg:y1="5.008cm" svg:x2="13.8cm" svg:y2="6cm">
          <text:p/>
        </draw:line>
        <draw:frame draw:style-name="gr8" draw:text-style-name="P12" draw:layer="layout" svg:width="5.4cm" svg:height="0.763cm" svg:x="0.977cm" svg:y="6cm">
          <draw:text-box>
            <text:p text:style-name="P11"><text:span text:style-name="T5">TEST = 0</text:span></text:p>
          </draw:text-box>
        </draw:frame>
        <draw:frame draw:style-name="gr8" draw:text-style-name="P12" draw:layer="layout" svg:width="5.4cm" svg:height="0.763cm" svg:x="5cm" svg:y="6.001cm">
          <draw:text-box>
            <text:p text:style-name="P11"><text:span text:style-name="T5">TEST = 1</text:span></text:p>
          </draw:text-box>
        </draw:frame>
        <draw:frame draw:style-name="gr8" draw:text-style-name="P12" draw:layer="layout" svg:width="5.4cm" svg:height="0.763cm" svg:x="9.6cm" svg:y="5.837cm">
          <draw:text-box>
            <text:p text:style-name="P11"><text:span text:style-name="T5">TEST = 2</text:span></text:p>
          </draw:text-box>
        </draw:frame>
        <draw:frame draw:style-name="gr8" draw:text-style-name="P12" draw:layer="layout" svg:width="5.4cm" svg:height="0.763cm" svg:x="13.2cm" svg:y="5.2cm">
          <draw:text-box>
            <text:p text:style-name="P11"><text:span text:style-name="T5">TEST = -1</text:span></text:p>
          </draw:text-box>
        </draw:frame>
        <draw:frame draw:style-name="gr8" draw:text-style-name="P14" draw:layer="layout" svg:width="4.4cm" svg:height="1.427cm" svg:x="0.5cm" svg:y="9.227cm">
          <draw:text-box>
            <text:p text:style-name="P13"><text:span text:style-name="T6">Topology requirements</text:span></text:p>
          </draw:text-box>
        </draw:frame>
        <draw:line draw:style-name="gr9" draw:text-style-name="P7" draw:layer="layout" svg:x1="1.6cm" svg:y1="7.8cm" svg:x2="1.4cm" svg:y2="9.327cm">
          <text:p/>
        </draw:line>
        <draw:line draw:style-name="gr9" draw:text-style-name="P7" draw:layer="layout" svg:x1="1.6cm" svg:y1="7.8cm" svg:x2="2.2cm" svg:y2="9.327cm">
          <text:p/>
        </draw:line>
        <draw:line draw:style-name="gr9" draw:text-style-name="P7" draw:layer="layout" svg:x1="1.4cm" svg:y1="7.8cm" svg:x2="0.8cm" svg:y2="9.6cm">
          <text:p/>
        </draw:line>
        <draw:frame draw:style-name="gr10" draw:text-style-name="P14" draw:layer="layout" svg:width="3.8cm" svg:height="1.039cm" svg:x="1cm" svg:y="8.2cm">
          <draw:text-box>
            <text:p text:style-name="P13"><text:span text:style-name="T7">Topology = 0,1,2,..</text:span></text:p>
          </draw:text-box>
        </draw:frame>
        <draw:line draw:style-name="gr11" draw:text-style-name="P7" draw:layer="layout" svg:x1="6.4cm" svg:y1="7.8cm" svg:x2="6.4cm" svg:y2="9.2cm">
          <text:p/>
        </draw:line>
        <draw:frame draw:style-name="gr12" draw:text-style-name="P16" draw:layer="layout" svg:width="4.4cm" svg:height="0.763cm" svg:x="4.7cm" svg:y="9cm">
          <draw:text-box>
            <text:p text:style-name="P15"><text:span text:style-name="T8">If eqnumber 0 =&gt;J</text:span></text:p>
          </draw:text-box>
        </draw:frame>
        <draw:frame draw:style-name="gr8" draw:text-style-name="P14" draw:layer="layout" svg:width="4.4cm" svg:height="1.427cm" svg:x="6.3cm" svg:y="9.227cm">
          <draw:text-box>
            <text:p text:style-name="P13"><text:span text:style-name="T6">Topology requirements</text:span></text:p>
          </draw:text-box>
        </draw:frame>
        <draw:line draw:style-name="gr9" draw:text-style-name="P7" draw:layer="layout" svg:x1="7.4cm" svg:y1="7.8cm" svg:x2="7.2cm" svg:y2="9.327cm">
          <text:p/>
        </draw:line>
        <draw:line draw:style-name="gr9" draw:text-style-name="P7" draw:layer="layout" svg:x1="7.4cm" svg:y1="7.8cm" svg:x2="8cm" svg:y2="9.327cm">
          <text:p/>
        </draw:line>
        <draw:line draw:style-name="gr9" draw:text-style-name="P7" draw:layer="layout" svg:x1="7.2cm" svg:y1="7.8cm" svg:x2="6.6cm" svg:y2="9.6cm">
          <text:p/>
        </draw:line>
        <draw:frame draw:style-name="gr10" draw:text-style-name="P14" draw:layer="layout" svg:width="3.8cm" svg:height="1.039cm" svg:x="6.8cm" svg:y="8.2cm">
          <draw:text-box>
            <text:p text:style-name="P13"><text:span text:style-name="T7">Topology = 0,1,2,..</text:span></text:p>
          </draw:text-box>
        </draw:frame>
        <draw:frame draw:style-name="gr8" draw:text-style-name="P14" draw:layer="layout" svg:width="4.4cm" svg:height="1.427cm" svg:x="10cm" svg:y="9.227cm">
          <draw:text-box>
            <text:p text:style-name="P13"><text:span text:style-name="T6">Topology requirements</text:span></text:p>
          </draw:text-box>
        </draw:frame>
        <draw:line draw:style-name="gr9" draw:text-style-name="P7" draw:layer="layout" svg:x1="11.1cm" svg:y1="7.8cm" svg:x2="10.9cm" svg:y2="9.327cm">
          <text:p/>
        </draw:line>
        <draw:line draw:style-name="gr9" draw:text-style-name="P7" draw:layer="layout" svg:x1="11.1cm" svg:y1="7.8cm" svg:x2="11.7cm" svg:y2="9.327cm">
          <text:p/>
        </draw:line>
        <draw:line draw:style-name="gr9" draw:text-style-name="P7" draw:layer="layout" svg:x1="10.9cm" svg:y1="7.8cm" svg:x2="10.3cm" svg:y2="9.6cm">
          <text:p/>
        </draw:line>
        <draw:frame draw:style-name="gr10" draw:text-style-name="P14" draw:layer="layout" svg:width="3.8cm" svg:height="1.039cm" svg:x="10.5cm" svg:y="8.2cm">
          <draw:text-box>
            <text:p text:style-name="P13"><text:span text:style-name="T7">Topology = 0,1,2,..</text:span></text:p>
          </draw:text-box>
        </draw:frame>
        <draw:line draw:style-name="gr11" draw:text-style-name="P7" draw:layer="layout" svg:x1="15.2cm" svg:y1="7.4cm" svg:x2="15.2cm" svg:y2="8.8cm">
          <text:p/>
        </draw:line>
        <draw:frame draw:style-name="gr12" draw:text-style-name="P16" draw:layer="layout" svg:width="4.4cm" svg:height="1.275cm" svg:x="14cm" svg:y="8.8cm">
          <draw:text-box>
            <text:p text:style-name="P15"><text:span text:style-name="T8">If eqnumber 0 =&gt;</text:span></text:p>
            <text:p text:style-name="P15"><text:span text:style-name="T8">J,WMIN,WMAX</text:span></text:p>
          </draw:text-box>
        </draw:frame>
        <draw:line draw:style-name="gr9" draw:text-style-name="P7" draw:layer="layout" svg:x1="15.708cm" svg:y1="6.657cm" svg:x2="17.23cm" svg:y2="6.42cm">
          <text:p/>
        </draw:line>
        <draw:line draw:style-name="gr9" draw:text-style-name="P7" draw:layer="layout" svg:x1="15.708cm" svg:y1="6.656cm" svg:x2="17.005cm" svg:y2="5.652cm">
          <text:p/>
        </draw:line>
        <draw:line draw:style-name="gr9" draw:text-style-name="P7" draw:layer="layout" svg:x1="15.764cm" svg:y1="6.849cm" svg:x2="17.66cm" svg:y2="6.92cm">
          <text:p/>
        </draw:line>
        <draw:frame draw:style-name="gr8" draw:text-style-name="P14" draw:layer="layout" svg:width="4.4cm" svg:height="1.427cm" svg:x="16.8cm" svg:y="5.492cm">
          <draw:text-box>
            <text:p text:style-name="P13"><text:span text:style-name="T6">Topology requirements</text:span></text:p>
          </draw:text-box>
        </draw:frame>
        <draw:frame draw:style-name="gr10" draw:text-style-name="P14" draw:layer="layout" svg:width="3.8cm" svg:height="1.039cm" svg:x="15.2cm" svg:y="5.2cm">
          <draw:text-box>
            <text:p text:style-name="P13"><text:span text:style-name="T7">Topology = 0,1,2,..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1T20:28:59.429501697</meta:creation-date>
    <dc:date>2022-01-01T20:58:57.145972072</dc:date>
    <meta:editing-duration>PT9M7S</meta:editing-duration>
    <meta:editing-cycles>1</meta:editing-cycles>
    <meta:document-statistic meta:object-count="66"/>
    <meta:generator>LibreOffice/6.0.7.3$Linux_X86_64 LibreOffice_project/00m0$Build-3</meta:generator>
  </office:meta>
</office:document-meta>
</file>